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IE"/>
    </style:style>
    <style:style style:name="P2" style:family="paragraph" style:parent-style-name="Standard">
      <style:text-properties fo:language="en" fo:country="IE"/>
    </style:style>
    <style:style style:name="P3" style:family="paragraph" style:parent-style-name="List_20_Paragraph" style:list-style-name="WWNum4">
      <style:text-properties fo:language="en" fo:country="IE"/>
    </style:style>
    <style:style style:name="P4" style:family="paragraph" style:parent-style-name="List_20_Paragraph" style:list-style-name="WWNum8">
      <style:text-properties fo:language="en" fo:country="IE"/>
    </style:style>
    <style:style style:name="P5" style:family="paragraph" style:parent-style-name="Heading_20_1" style:master-page-name="Standard">
      <style:paragraph-properties style:page-number="auto"/>
      <style:text-properties fo:language="en" fo:country="IE"/>
    </style:style>
    <style:style style:name="P6" style:family="paragraph" style:parent-style-name="Heading_20_2">
      <style:text-properties fo:language="en" fo:country="I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utorial – Digital Signatures</text:h>
      <text:p text:style-name="P1"/>
      <text:h text:style-name="P6" text:outline-level="2">Q1. <text:s/></text:h>
      <text:p text:style-name="P1"/>
      <text:p text:style-name="P1">Write a Java program (notes) to </text:p>
      <text:list xml:id="list2650572564286243761" text:style-name="WWNum4">
        <text:list-item>
          <text:p text:style-name="P3">Digitally sign some text</text:p>
        </text:list-item>
        <text:list-item>
          <text:p text:style-name="P3">Verify the text and digital signature </text:p>
        </text:list-item>
      </text:list>
      <text:p text:style-name="P1"/>
      <text:h text:style-name="P6" text:outline-level="2">Q2.</text:h>
      <text:p text:style-name="P1"/>
      <text:p text:style-name="P1">Write a Java program to</text:p>
      <text:list xml:id="list114120334402915" text:continue-numbering="true" text:style-name="WWNum4">
        <text:list-item>
          <text:p text:style-name="P3">Digitally sign some text</text:p>
        </text:list-item>
      </text:list>
      <text:list xml:id="list6213926868034539929" text:style-name="WWNum8">
        <text:list-item>
          <text:p text:style-name="P4">Write the text to a file.</text:p>
        </text:list-item>
        <text:list-item>
          <text:p text:style-name="P4">Write the public key to another file.</text:p>
        </text:list-item>
        <text:list-item>
          <text:p text:style-name="P4">Write the digital signature to yet another file</text:p>
        </text:list-item>
      </text:list>
      <text:p text:style-name="P1"/>
      <text:p text:style-name="P1">Write a second Java program to</text:p>
      <text:list xml:id="list114121335164783" text:continue-numbering="true" text:style-name="WWNum8">
        <text:list-item>
          <text:p text:style-name="P4">Read the text from a file.</text:p>
        </text:list-item>
        <text:list-item>
          <text:p text:style-name="P4">Read the public key from a file.</text:p>
        </text:list-item>
        <text:list-item>
          <text:p text:style-name="P4">Read the digital signature from a file.</text:p>
        </text:list-item>
        <text:list-item>
          <text:p text:style-name="P4">Verify the text and digital signature. </text:p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apple-style-span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</meta:initial-creator>
    <dc:creator>Paul Jacob</dc:creator>
    <meta:editing-cycles>12</meta:editing-cycles>
    <meta:creation-date>2011-12-07T14:05:00</meta:creation-date>
    <dc:date>2015-02-18T11:41:20.131760621</dc:date>
    <meta:editing-duration>PT1M15S</meta:editing-duration>
    <meta:generator>LibreOffice/4.2.7.2$Linux_X86_64 LibreOffice_project/420m0$Build-2</meta:generator>
    <meta:document-statistic meta:table-count="0" meta:image-count="0" meta:object-count="0" meta:page-count="1" meta:paragraph-count="16" meta:word-count="93" meta:character-count="463" meta:non-whitespace-character-count="390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